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894cm" style:rel-column-width="507*"/>
    </style:style>
    <style:style style:name="Tabla1.B" style:family="table-column">
      <style:table-column-properties style:column-width="16.106cm" style:rel-column-width="913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3186" officeooo:paragraph-rsid="00043186"/>
    </style:style>
    <style:style style:name="P2" style:family="paragraph" style:parent-style-name="Standard">
      <style:text-properties officeooo:paragraph-rsid="0006aebc"/>
    </style:style>
    <style:style style:name="P3" style:family="paragraph" style:parent-style-name="Standard">
      <style:text-properties officeooo:rsid="0008801e" officeooo:paragraph-rsid="0008801e"/>
    </style:style>
    <style:style style:name="P4" style:family="paragraph" style:parent-style-name="Standard">
      <style:text-properties officeooo:rsid="0008801e" officeooo:paragraph-rsid="0009e072"/>
    </style:style>
    <style:style style:name="P5" style:family="paragraph" style:parent-style-name="Standard">
      <style:text-properties officeooo:rsid="0009e072" officeooo:paragraph-rsid="0009e072"/>
    </style:style>
    <style:style style:name="P6" style:family="paragraph" style:parent-style-name="Standard">
      <style:text-properties officeooo:rsid="000af73f" officeooo:paragraph-rsid="000af73f"/>
    </style:style>
    <style:style style:name="P7" style:family="paragraph" style:parent-style-name="Standard">
      <style:text-properties fo:font-weight="bold" officeooo:rsid="000af73f" officeooo:paragraph-rsid="000af73f" style:font-weight-asian="bold" style:font-weight-complex="bold"/>
    </style:style>
    <style:style style:name="P8" style:family="paragraph" style:parent-style-name="Standard">
      <style:text-properties officeooo:rsid="000c45ab" officeooo:paragraph-rsid="000c45ab"/>
    </style:style>
    <style:style style:name="P9" style:family="paragraph" style:parent-style-name="Standard">
      <style:text-properties officeooo:rsid="000ce2e1" officeooo:paragraph-rsid="000ce2e1"/>
    </style:style>
    <style:style style:name="P10" style:family="paragraph" style:parent-style-name="Standard">
      <style:text-properties officeooo:rsid="000da734" officeooo:paragraph-rsid="000da734"/>
    </style:style>
    <style:style style:name="P11" style:family="paragraph" style:parent-style-name="Standard">
      <style:text-properties officeooo:rsid="000dc625" officeooo:paragraph-rsid="000dc625"/>
    </style:style>
    <style:style style:name="P12" style:family="paragraph" style:parent-style-name="Standard">
      <style:text-properties officeooo:rsid="000ed871" officeooo:paragraph-rsid="000ed871"/>
    </style:style>
    <style:style style:name="P13" style:family="paragraph" style:parent-style-name="Standard">
      <style:text-properties officeooo:rsid="000ed871" officeooo:paragraph-rsid="000fbb60"/>
    </style:style>
    <style:style style:name="P14" style:family="paragraph" style:parent-style-name="Standard">
      <style:text-properties officeooo:rsid="000fbb60" officeooo:paragraph-rsid="000fbb60"/>
    </style:style>
    <style:style style:name="P15" style:family="paragraph" style:parent-style-name="Standard">
      <style:text-properties officeooo:rsid="00115577" officeooo:paragraph-rsid="00115577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5154c" officeooo:paragraph-rsid="0005154c" style:font-weight-asian="bold" style:font-weight-complex="bold"/>
    </style:style>
    <style:style style:name="T1" style:family="text">
      <style:text-properties fo:font-size="9pt" style:font-size-asian="9pt"/>
    </style:style>
    <style:style style:name="T2" style:family="text">
      <style:text-properties fo:font-size="9pt" officeooo:rsid="0008801e" style:font-size-asian="9pt"/>
    </style:style>
    <style:style style:name="T3" style:family="text">
      <style:text-properties style:text-line-through-style="none" style:text-line-through-type="none" fo:font-size="9pt" style:text-underline-style="none" style:font-size-asian="9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fbb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79946873040">
          <table:table-cell table:style-name="Tabla1.A1" office:value-type="string">
            <text:p text:style-name="P16">A</text:p>
          </table:table-cell>
          <table:table-cell table:style-name="Tabla1.B1" office:value-type="string">
            <text:p text:style-name="Standard"><text:span text:style-name="T1">INSERT INTO despacho VALUES ('DP01', '900102030'); <text:s/></text:span></text:p>
            <text:p text:style-name="P3"><text:span text:style-name="T2"/></text:p>
            <text:p text:style-name="P3"><text:span text:style-name="T1">SE EJECUTARA CORRECTAMENTE</text:span></text:p>
            <text:p text:style-name="Standard"><text:span text:style-name="T1"/></text:p>
            <text:p text:style-name="Standard"/>
          </table:table-cell>
        </table:table-row>
        <table:table-row table:style-name="TableLine2179946873040">
          <table:table-cell table:style-name="Tabla1.A2" office:value-type="string">
            <text:p text:style-name="P16">B</text:p>
          </table:table-cell>
          <table:table-cell table:style-name="Tabla1.B2" office:value-type="string">
            <text:p text:style-name="Standard"><text:span text:style-name="T1">INSERT INTO despacho (codigo) VALUES ('DP02'),('DP03'); </text:span></text:p>
            <text:p text:style-name="P4"><text:span text:style-name="T1"/></text:p>
            <text:p text:style-name="P4"><text:span text:style-name="T1">SE EJECUTARA CORRECTAMENTE</text:span></text:p>
            <text:p text:style-name="Standard"/>
            <text:p text:style-name="Standard"/>
          </table:table-cell>
        </table:table-row>
        <table:table-row table:style-name="TableLine2179946873040">
          <table:table-cell table:style-name="Tabla1.A2" office:value-type="string">
            <text:p text:style-name="P16">C</text:p>
          </table:table-cell>
          <table:table-cell table:style-name="Tabla1.B2" office:value-type="string">
            <text:p text:style-name="Standard"><text:span text:style-name="T1">INSERT INTO empleado VALUES (1, 'Juan', 'DP01', 1, 1200); </text:span></text:p>
            <text:p text:style-name="Standard"><text:span text:style-name="T1"/></text:p>
            <text:p text:style-name="Standard"><text:span text:style-name="T1"/></text:p>
            <text:p text:style-name="P5"><text:span text:style-name="T1">SE EJECUTA CORRECTAMENTE</text:span></text:p>
            <text:p text:style-name="Standard"/>
            <text:p text:style-name="Standard"/>
          </table:table-cell>
        </table:table-row>
        <table:table-row table:style-name="TableLine2179946873040">
          <table:table-cell table:style-name="Tabla1.A2" office:value-type="string">
            <text:p text:style-name="P16">D</text:p>
          </table:table-cell>
          <table:table-cell table:style-name="Tabla1.B2" office:value-type="string">
            <text:p text:style-name="Standard"><text:span text:style-name="T1">INSERT INTO empleado VALUES (2, 'Sonia', 'DP01', NULL, 1200); </text:span></text:p>
            <text:p text:style-name="P6"/>
            <text:p text:style-name="P7">E<text:span text:style-name="T4">RROR DEPARTAMENTO ES NOT NULL</text:span></text:p>
            <text:p text:style-name="Standard"/>
          </table:table-cell>
        </table:table-row>
        <table:table-row table:style-name="TableLine2179946873040">
          <table:table-cell table:style-name="Tabla1.A2" office:value-type="string">
            <text:p text:style-name="P16">E</text:p>
          </table:table-cell>
          <table:table-cell table:style-name="Tabla1.B2" office:value-type="string">
            <text:p text:style-name="P2"><text:span text:style-name="T1">INSERT INTO departamento VALUES (1, 'Matemáticas'),</text:span></text:p>
            <text:p text:style-name="P2"><text:span text:style-name="T1"><text:s/></text:span><text:span text:style-name="T3">(2, 'Física'),</text:span></text:p>
            <text:p text:style-name="P2"><text:span text:style-name="T3"><text:s/>(3, 'Informática'); </text:span></text:p>
            <text:p text:style-name="P2"><text:span text:style-name="T3"/></text:p>
            <text:p text:style-name="P6"><text:span text:style-name="T3">SE EJECUTRÁ CORRCTAMENTE</text:span></text:p>
            <text:p text:style-name="Standard"/>
            <text:p text:style-name="Standard"/>
            <text:p text:style-name="Standard"/>
            <text:p text:style-name="Standard"/>
          </table:table-cell>
        </table:table-row>
        <table:table-row table:style-name="TableLine2179946873040">
          <table:table-cell table:style-name="Tabla1.A2" office:value-type="string">
            <text:p text:style-name="P16">F</text:p>
          </table:table-cell>
          <table:table-cell table:style-name="Tabla1.B2" office:value-type="string">
            <text:p text:style-name="P2"><text:span text:style-name="T1">INSERT INTO empleado VALUES (1, 'Juan', 'DP01', 1, DEFAULT),</text:span></text:p>
            <text:p text:style-name="P2"><text:span text:style-name="T1"><text:s/></text:span><text:span text:style-name="T3">(2, 'Sonia', 'DP01', 2, 1300); </text:span></text:p>
            <text:p text:style-name="P2"><text:span text:style-name="T3"/></text:p>
            <text:p text:style-name="P2"><text:span text:style-name="T3"/></text:p>
            <text:p text:style-name="P8"><text:span text:style-name="T3">ERRROR <text:s/>YA HAY UNA ID CON VLOR 1</text:span></text:p>
            <text:p text:style-name="P9"><text:span text:style-name="T3">ERROR EMPLEADO DESPACHO <text:s/>DEBE SER UNICO</text:span></text:p>
            <text:p text:style-name="Standard"/>
            <text:p text:style-name="Standard"/>
            <text:p text:style-name="Standard"/>
          </table:table-cell>
        </table:table-row>
        <table:table-row table:style-name="TableLine2179946873040">
          <table:table-cell table:style-name="Tabla1.A2" office:value-type="string">
            <text:p text:style-name="P16">G</text:p>
          </table:table-cell>
          <table:table-cell table:style-name="Tabla1.B2" office:value-type="string">
            <text:p text:style-name="Standard"><text:span text:style-name="T1">INSERT INTO empleado VALUES (3, 'Juan', 'DP02', 1, DEFAULT), </text:span><text:span text:style-name="T3">(4, 'Sonia', 'DP01', 2, 1300); </text:span></text:p>
            <text:p text:style-name="Standard"><text:span text:style-name="T3"/></text:p>
            <text:p text:style-name="Standard"><text:span text:style-name="T3"/></text:p>
            <text:p text:style-name="P9">SE EJECUTA NORMALMENTE</text:p>
            <text:p text:style-name="Standard"/>
            <text:p text:style-name="Standard"/>
          </table:table-cell>
        </table:table-row>
        <table:table-row table:style-name="TableLine2179946873040">
          <table:table-cell table:style-name="Tabla1.A2" office:value-type="string">
            <text:p text:style-name="P16">H</text:p>
          </table:table-cell>
          <table:table-cell table:style-name="Tabla1.B2" office:value-type="string">
            <text:p text:style-name="Standard"><text:span text:style-name="T1">DELETE FROM departamento WHERE id = 1; </text:span></text:p>
            <text:p text:style-name="Standard"><text:span text:style-name="T1"/></text:p>
            <text:p text:style-name="P10"><text:span text:style-name="T1">no se ejecutara empleado_depatament_FK ON DELET RESTRICT</text:span></text:p>
            <text:p text:style-name="Standard"/>
            <text:p text:style-name="Standard"/>
          </table:table-cell>
        </table:table-row>
        <table:table-row table:style-name="TableLine2179946873040">
          <table:table-cell table:style-name="Tabla1.A2" office:value-type="string">
            <text:p text:style-name="P16">I</text:p>
          </table:table-cell>
          <table:table-cell table:style-name="Tabla1.B2" office:value-type="string">
            <text:p text:style-name="Standard"><text:span text:style-name="T1">DELETE FROM departamento WHERE id = 3; </text:span></text:p>
            <text:p text:style-name="P11"><text:span text:style-name="T1">se ejecutara normalmente;</text:span></text:p>
            <text:p text:style-name="Standard"/>
            <text:p text:style-name="Standard"/>
          </table:table-cell>
        </table:table-row>
        <table:table-row table:style-name="TableLine2179946873040">
          <table:table-cell table:style-name="Tabla1.A2" office:value-type="string">
            <text:p text:style-name="P16">J</text:p>
          </table:table-cell>
          <table:table-cell table:style-name="Tabla1.B2" office:value-type="string">
            <text:p text:style-name="Standard"><text:span text:style-name="T1">DELETE FROM despacho WHERE codigo = 'DP01'; </text:span></text:p>
            <text:p text:style-name="Standard"><text:span text:style-name="T1"/></text:p>
            <text:p text:style-name="P12"><text:span text:style-name="T1">el codigo esta usado , hay solamente una clausula ODC <text:s/>=&gt; se ejecutará sin problema</text:span></text:p>
            <text:p text:style-name="Standard"/>
            <text:p text:style-name="Standard"><text:soft-page-break/></text:p>
          </table:table-cell>
        </table:table-row>
        <table:table-row table:style-name="TableLine2179946873040">
          <table:table-cell table:style-name="Tabla1.A2" office:value-type="string">
            <text:p text:style-name="P16">K</text:p>
          </table:table-cell>
          <table:table-cell table:style-name="Tabla1.B2" office:value-type="string">
            <text:p text:style-name="Standard"><text:span text:style-name="T1">UPDATE empleado SET nombre = 'Laura' WHERE id = 4; </text:span></text:p>
            <text:p text:style-name="Standard"/>
            <text:p text:style-name="P12">se ejecutara sin problema</text:p>
            <text:p text:style-name="P12"/>
          </table:table-cell>
        </table:table-row>
        <table:table-row table:style-name="TableLine2179946873040">
          <table:table-cell table:style-name="Tabla1.A2" office:value-type="string">
            <text:p text:style-name="P16">L</text:p>
          </table:table-cell>
          <table:table-cell table:style-name="Tabla1.B2" office:value-type="string">
            <text:p text:style-name="Standard"><text:span text:style-name="T1">UPDATE departamento SET id = 3 WHERE id = 1; </text:span></text:p>
            <text:p text:style-name="Standard"/>
            <text:p text:style-name="P13">se ejecutar<text:span text:style-name="T5">á</text:span> sin problema</text:p>
            <text:p text:style-name="Standard"/>
          </table:table-cell>
        </table:table-row>
        <table:table-row table:style-name="TableLine2179946873040">
          <table:table-cell table:style-name="Tabla1.A2" office:value-type="string">
            <text:p text:style-name="P16">M</text:p>
          </table:table-cell>
          <table:table-cell table:style-name="Tabla1.B2" office:value-type="string">
            <text:p text:style-name="Standard"><text:span text:style-name="T1">DELETE FROM empleado WHERE departamento = 1; N </text:span></text:p>
            <text:p text:style-name="Standard"/>
            <text:p text:style-name="P14">se ejecutará sin problemas</text:p>
            <text:p text:style-name="Standard"/>
          </table:table-cell>
        </table:table-row>
        <table:table-row table:style-name="TableLine2179946873040">
          <table:table-cell table:style-name="Tabla1.A2" office:value-type="string">
            <text:p text:style-name="P16">N</text:p>
          </table:table-cell>
          <table:table-cell table:style-name="Tabla1.B2" office:value-type="string">
            <text:p text:style-name="Standard"><text:span text:style-name="T1">UPDATE despacho SET codigo = 'DP10' WHERE codigo = 'DP02'; </text:span></text:p>
            <text:p text:style-name="Standard"/>
            <text:p text:style-name="P14">se ejecutara sin problema</text:p>
          </table:table-cell>
        </table:table-row>
        <table:table-row table:style-name="TableLine2179946873040">
          <table:table-cell table:style-name="Tabla1.A2" office:value-type="string">
            <text:p text:style-name="P16">O</text:p>
          </table:table-cell>
          <table:table-cell table:style-name="Tabla1.B2" office:value-type="string">
            <text:p text:style-name="Standard"><text:span text:style-name="T1">DELETE FROM empleado WHERE despacho IS NULL; </text:span></text:p>
            <text:p text:style-name="Standard"><text:span text:style-name="T1"/></text:p>
            <text:p text:style-name="P15"><text:span text:style-name="T1">no la entendí</text:span></text:p>
            <text:p text:style-name="Standard"/>
            <text:p text:style-name="Standard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1T22:34:00</meta:creation-date>
    <dc:date>2021-02-19T19:52:08.443000000</dc:date>
    <meta:editing-duration>PT38M26S</meta:editing-duration>
    <meta:editing-cycles>6</meta:editing-cycles>
    <meta:generator>LibreOffice/7.0.4.2$Windows_X86_64 LibreOffice_project/dcf040e67528d9187c66b2379df5ea4407429775</meta:generator>
    <meta:initial-creator>Jesús García</meta:initial-creator>
    <meta:document-statistic meta:table-count="1" meta:image-count="0" meta:object-count="0" meta:page-count="2" meta:paragraph-count="49" meta:word-count="227" meta:character-count="1384" meta:non-whitespace-character-count="1184"/>
  </office:meta>
</office:document-meta>
</file>